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TextTag.setProperties(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OutputText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Text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TextTag.setEscape( String 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Text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utputText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Text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Text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Text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Text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